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38f" officeooo:paragraph-rsid="0006338f"/>
    </style:style>
    <style:style style:name="P2" style:family="paragraph" style:parent-style-name="Standard">
      <style:text-properties fo:language="fr" fo:country="FR" officeooo:rsid="00041b46" officeooo:paragraph-rsid="00041b46" style:font-size-asian="10.5pt"/>
    </style:style>
    <style:style style:name="P3" style:family="paragraph" style:parent-style-name="Standard">
      <style:text-properties fo:language="fr" fo:country="FR" officeooo:rsid="00043072" officeooo:paragraph-rsid="00043072" style:font-size-asian="10.5pt"/>
    </style:style>
    <style:style style:name="P4" style:family="paragraph" style:parent-style-name="Standard">
      <style:text-properties fo:language="fr" fo:country="FR" officeooo:rsid="00049c9e" officeooo:paragraph-rsid="00049c9e" style:font-size-asian="10.5pt"/>
    </style:style>
    <style:style style:name="P5" style:family="paragraph" style:parent-style-name="Standard">
      <style:text-properties fo:language="fr" fo:country="FR" officeooo:rsid="0006338f" officeooo:paragraph-rsid="0006338f" style:font-size-asian="10.5pt"/>
    </style:style>
    <style:style style:name="P6" style:family="paragraph" style:parent-style-name="Standard">
      <style:text-properties fo:language="fr" fo:country="FR" officeooo:rsid="0007263f" officeooo:paragraph-rsid="0007263f" style:font-size-asian="10.5pt"/>
    </style:style>
    <style:style style:name="P7" style:family="paragraph" style:parent-style-name="Standard">
      <style:text-properties fo:language="fr" fo:country="FR" officeooo:rsid="000814eb" officeooo:paragraph-rsid="000814eb" style:font-size-asian="10.5pt"/>
    </style:style>
    <style:style style:name="P8" style:family="paragraph" style:parent-style-name="Standard">
      <style:text-properties fo:language="fr" fo:country="FR" officeooo:rsid="00084341" officeooo:paragraph-rsid="00084341" style:font-size-asian="10.5pt"/>
    </style:style>
    <style:style style:name="P9" style:family="paragraph" style:parent-style-name="Standard">
      <style:text-properties fo:language="fr" fo:country="FR" officeooo:rsid="0009f1e5" officeooo:paragraph-rsid="0009f1e5" style:font-size-asian="10.5pt"/>
    </style:style>
    <style:style style:name="T1" style:family="text">
      <style:text-properties officeooo:rsid="00043072"/>
    </style:style>
    <style:style style:name="T2" style:family="text">
      <style:text-properties officeooo:rsid="0006338f"/>
    </style:style>
    <style:style style:name="T3" style:family="text">
      <style:text-properties officeooo:rsid="0007263f"/>
    </style:style>
    <style:style style:name="T4" style:family="text">
      <style:text-properties officeooo:rsid="000abcfb"/>
    </style:style>
    <style:style style:name="T5" style:family="text">
      <style:text-properties fo:language="fr" fo:country="FR" style:font-size-asian="10.5pt"/>
    </style:style>
    <style:style style:name="T6" style:family="text">
      <style:text-properties fo:language="fr" fo:country="FR" officeooo:rsid="0007263f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<text:s/>lien entre ‘/’ et 47: <text:span text:style-name="T1">47 est la valeu en code ascii de ‘/’. oui il est cohérent avec le fichier launch.json</text:span></text:p>
      <text:p text:style-name="P3">2) Au début prog vaut 0 ensuit il vaut la valeur de la chaine qui détemine la position du programme.</text:p>
      <text:p text:style-name="P3"><text:tab/>Arg vaut au début </text:p>
      <text:p text:style-name="P3"/>
      <text:p text:style-name="P4">EXERCICE 5</text:p>
      <text:p text:style-name="P4">3) <text:span text:style-name="T2">les octets sont invérsé pour les poid forts et les poids faibles ==&gt; donc les octest sont placés ddans le désordre.</text:span></text:p>
      <text:p text:style-name="P5"/>
      <text:p text:style-name="P1"><text:span text:style-name="T5">4) Il n’a pas de différence entre </text:span><text:a xlink:type="simple" xlink:href="mailto:*ci@16" text:style-name="Internet_20_link" text:visited-style-name="Visited_20_Internet_20_Link">*ci@16</text:a><text:span text:style-name="T5"> et </text:span><text:a xlink:type="simple" xlink:href="mailto:*si@8" text:style-name="Internet_20_link" text:visited-style-name="Visited_20_Internet_20_Link">*si@8</text:a><text:span text:style-name="T5"> car un sort est présenté sur 2 octets <text:s/>donc il en faut 2 octets pour présenteter un int et 4 octet pour présenter un int pour les char. </text:span><text:span text:style-name="T6">Je n’ai pas bien comris mais c’est liéé à l’histoir de big Endiant &amp; little Endian.</text:span></text:p>
      <text:p text:style-name="P5"/>
      <text:p text:style-name="P6">5) ils ont pas le meême effet parce que la présentation de short ou de char est différent de la présentation de int. En effet un short a besoin de 2 octet pour présenter un int. Et 4 octet pour char pour présenter un int.</text:p>
      <text:p text:style-name="P6"/>
      <text:p text:style-name="P7">Exercice 6</text:p>
      <text:p text:style-name="P7"/>
      <text:p text:style-name="P7">8) Il faut modifier la valeur d’arrêt de I on ne devrait pas aller jusqu’à 10 mais jusqu’à 9 ce qui ferait ecraser la valeur de sig. Recompiler le programe et réxecuter le normalement tout devrait marcher ;-) .</text:p>
      <text:p text:style-name="P7"/>
      <text:p text:style-name="P8">9) Un trie à bulle.</text:p>
      <text:p text:style-name="P8"/>
      <text:p text:style-name="P9">10, <text:span text:style-name="T4">11</text:span>) <text:s/><text:span text:style-name="T4">On ne peut pas passer argc comme argument à mysorte car argc = taille_du_tableau + 1 car on inclut le nom du programme comme valeur supplémentaire donc au lieu de faire mysorte(a, argc) on doit renvoyer le bon taille : mysorte(a, argc – 1).</text:span></text:p>
      <text:p text:style-name="P9"/>
      <text:p text:style-name="P9"/>
      <text:p text:style-name="P8"/>
      <text:p text:style-name="P8"/>
      <text:p text:style-name="P7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03:49.975516174</meta:creation-date>
    <meta:generator>LibreOffice/6.0.7.3$Linux_X86_64 LibreOffice_project/00m0$Build-3</meta:generator>
    <dc:date>2020-01-30T15:31:44.127119949</dc:date>
    <meta:editing-duration>PT55M58S</meta:editing-duration>
    <meta:editing-cycles>7</meta:editing-cycles>
    <meta:document-statistic meta:table-count="0" meta:image-count="0" meta:object-count="0" meta:page-count="1" meta:paragraph-count="12" meta:word-count="261" meta:character-count="1337" meta:non-whitespace-character-count="1080"/>
  </office:meta>
</office:document-meta>
</file>